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 BRUT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CSV data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speaker_a__is_selfcentered</text:p>
          </table:table-cell>
          <table:table-cell office:value-type="string" calcext:value-type="string">
            <text:p>speaker_a_takes_his_friends_preferences_into_account_in_the_choice_of_the_restaurant</text:p>
          </table:table-cell>
          <table:table-cell table:formula="of:=[.B1]" office:value-type="string" office:string-value="speaker_a_takes_his_friends_preferences_into_account_in_the_choice_of_the_restaurant" calcext:value-type="string">
            <text:p>speaker_a_takes_his_friends_preferences_into_account_in_the_choice_of_the_restaurant</text:p>
          </table:table-cell>
          <table:table-cell office:value-type="string" calcext:value-type="string">
            <text:p>speaker_b_is_selfcentered</text:p>
          </table:table-cell>
          <table:table-cell office:value-type="string" calcext:value-type="string">
            <text:p>speaker_b_takes_his_friends_preferences_into_account_in_the_choice_of_the_restaurant</text:p>
          </table:table-cell>
          <table:table-cell table:formula="of:=[.E1]" office:value-type="string" office:string-value="speaker_b_takes_his_friends_preferences_into_account_in_the_choice_of_the_restaurant" calcext:value-type="string">
            <text:p>speaker_b_takes_his_friends_preferences_into_account_in_the_choice_of_the_restaurant</text:p>
          </table:table-cell>
          <table:table-cell office:value-type="string" calcext:value-type="string">
            <text:p>speaker_a_makes_concessions_in_the_negotiation</text:p>
          </table:table-cell>
          <table:table-cell office:value-type="string" calcext:value-type="string">
            <text:p>speaker_a_gives_up_his_position_in_the_negotiation</text:p>
          </table:table-cell>
          <table:table-cell office:value-type="string" calcext:value-type="string">
            <text:p>speaker_b_makes_concessions_in_the_negotiation</text:p>
          </table:table-cell>
          <table:table-cell office:value-type="string" calcext:value-type="string">
            <text:p>speaker_b_gives_up_his_position_in_the_negotiation</text:p>
          </table:table-cell>
          <table:table-cell office:value-type="string" calcext:value-type="string">
            <text:p>speaker_a_is_demanding</text:p>
          </table:table-cell>
          <table:table-cell office:value-type="string" calcext:value-type="string">
            <text:p>speaker_a_presses_his_position_in_the_negotiation</text:p>
          </table:table-cell>
          <table:table-cell office:value-type="string" calcext:value-type="string">
            <text:p>speaker_b_is_demanding</text:p>
          </table:table-cell>
          <table:table-cell office:value-type="string" calcext:value-type="string">
            <text:p>speaker_b_presses_his_position_in_the_negotiation</text:p>
          </table:table-cell>
          <table:table-cell office:value-type="string" calcext:value-type="string">
            <text:p>speaker_a_takes_the_lead_in_the_negotiation</text:p>
          </table:table-cell>
          <table:table-cell office:value-type="string" calcext:value-type="string">
            <text:p>speaker_a_takes_the_initiative_in_the_negotiation</text:p>
          </table:table-cell>
          <table:table-cell office:value-type="string" calcext:value-type="string">
            <text:p>speaker_b_takes_the_lead_in_the_negotiation</text:p>
          </table:table-cell>
          <table:table-cell office:value-type="string" calcext:value-type="string">
            <text:p>speaker_b_takes_the_initiative_in_the_negoti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6-[.E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5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5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6-[.B6]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6-[.E6]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6-[.B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6-[.B8]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8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B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10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1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1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1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2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6-[.B1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3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1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15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B16]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6]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6-[.B1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17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6-[.B18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6-[.E18]" office:value-type="float" office:value="3" calcext:value-type="float">
            <text:p>3</text:p>
          </table:table-cell>
          <table:table-cell table:number-columns-repeated="1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19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19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20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6-[.E20]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6-[.B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6-[.E21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6-[.E2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6-[.B2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4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5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6-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6-[.E26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6-[.B27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6-[.E27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43:33.112300294</meta:creation-date>
    <dc:date>2017-03-03T16:01:20.610236764</dc:date>
    <meta:editing-duration>PT17M46S</meta:editing-duration>
    <meta:editing-cycles>5</meta:editing-cycles>
    <meta:generator>LibreOffice/5.1.6.2$Linux_X86_64 LibreOffice_project/10m0$Build-2</meta:generator>
    <meta:document-statistic meta:table-count="2" meta:cell-count="918" meta:object-count="0"/>
  </office:meta>
</office:document-meta>
</file>